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</style:style>
    <style:style style:name="ce22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011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Persone in cod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9" office:value-type="string" calcext:value-type="string">
            <text:p>Somma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Frequenza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SUM([.B5:.H5])"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Xi*Fi</text:p>
          </table:table-cell>
          <table:table-cell table:formula="of:=[.B4]*[.B5]" office:value-type="float" office:value="3" calcext:value-type="float">
            <text:p>3</text:p>
          </table:table-cell>
          <table:table-cell table:formula="of:=[.C4]*[.C5]" office:value-type="float" office:value="12" calcext:value-type="float">
            <text:p>12</text:p>
          </table:table-cell>
          <table:table-cell table:formula="of:=[.D4]*[.D5]" office:value-type="float" office:value="21" calcext:value-type="float">
            <text:p>21</text:p>
          </table:table-cell>
          <table:table-cell table:formula="of:=[.E4]*[.E5]" office:value-type="float" office:value="16" calcext:value-type="float">
            <text:p>16</text:p>
          </table:table-cell>
          <table:table-cell table:formula="of:=[.F4]*[.F5]" office:value-type="float" office:value="10" calcext:value-type="float">
            <text:p>10</text:p>
          </table:table-cell>
          <table:table-cell table:formula="of:=[.G4]*[.G5]" office:value-type="float" office:value="6" calcext:value-type="float">
            <text:p>6</text:p>
          </table:table-cell>
          <table:table-cell table:formula="of:=[.H4]*[.H5]" office:value-type="float" office:value="0" calcext:value-type="float">
            <text:p>0</text:p>
          </table:table-cell>
          <table:table-cell table:style-name="ce30" table:formula="of:=SUM([.B6:.H6])"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(Xi-X)^2</text:p>
          </table:table-cell>
          <table:table-cell table:formula="of:=([.B4]-[.B10])^2" office:value-type="float" office:value="3.82797731568998" calcext:value-type="float">
            <text:p>3,82797731568998</text:p>
          </table:table-cell>
          <table:table-cell table:formula="of:=([.C4]-[.B10])^2" office:value-type="float" office:value="0.914933837429111" calcext:value-type="float">
            <text:p>0,914933837429111</text:p>
          </table:table-cell>
          <table:table-cell table:formula="of:=([.D4]-[.B10])^2" office:value-type="float" office:value="0.00189035916824198" calcext:value-type="float">
            <text:p>0,001890359168242</text:p>
          </table:table-cell>
          <table:table-cell table:formula="of:=([.E4]-[.B10])^2" office:value-type="float" office:value="1.08884688090737" calcext:value-type="float">
            <text:p>1,08884688090737</text:p>
          </table:table-cell>
          <table:table-cell table:formula="of:=([.F4]-[.B10])^2" office:value-type="float" office:value="4.1758034026465" calcext:value-type="float">
            <text:p>4,1758034026465</text:p>
          </table:table-cell>
          <table:table-cell table:formula="of:=([.G4]-[.B10])^2" office:value-type="float" office:value="9.26275992438563" calcext:value-type="float">
            <text:p>9,26275992438563</text:p>
          </table:table-cell>
          <table:table-cell table:formula="of:=([.H4]-[.B10])^2" office:value-type="float" office:value="16.3497164461248" calcext:value-type="float">
            <text:p>16,3497164461248</text:p>
          </table:table-cell>
          <table:table-cell table:style-name="ce31"/>
          <table:table-cell table:number-columns-repeated="1015"/>
        </table:table-row>
        <table:table-row table:style-name="ro2">
          <table:table-cell table:style-name="ce5" office:value-type="string" calcext:value-type="string">
            <text:p>(Xi-X)^2 * Fi</text:p>
          </table:table-cell>
          <table:table-cell table:formula="of:=[.B7]*[.B5]" office:value-type="float" office:value="11.4839319470699" calcext:value-type="float">
            <text:p>11,4839319470699</text:p>
          </table:table-cell>
          <table:table-cell table:formula="of:=[.C7]*[.C5]" office:value-type="float" office:value="5.48960302457467" calcext:value-type="float">
            <text:p>5,48960302457467</text:p>
          </table:table-cell>
          <table:table-cell table:formula="of:=[.D7]*[.D5]" office:value-type="float" office:value="0.0132325141776939" calcext:value-type="float">
            <text:p>0,013232514177694</text:p>
          </table:table-cell>
          <table:table-cell table:formula="of:=[.E7]*[.E5]" office:value-type="float" office:value="4.35538752362949" calcext:value-type="float">
            <text:p>4,35538752362949</text:p>
          </table:table-cell>
          <table:table-cell table:formula="of:=[.F7]*[.F5]" office:value-type="float" office:value="8.35160680529301" calcext:value-type="float">
            <text:p>8,35160680529301</text:p>
          </table:table-cell>
          <table:table-cell table:formula="of:=[.G7]*[.G5]" office:value-type="float" office:value="9.26275992438563" calcext:value-type="float">
            <text:p>9,26275992438563</text:p>
          </table:table-cell>
          <table:table-cell table:formula="of:=[.H7]*[.H5]" office:value-type="float" office:value="0" calcext:value-type="float">
            <text:p>0</text:p>
          </table:table-cell>
          <table:table-cell table:style-name="ce32" table:formula="of:=SUM([.B8:.H8])" office:value-type="float" office:value="38.9565217391304" calcext:value-type="float">
            <text:p>38,956521739130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style-name="ce13" table:formula="of:=[.I6]/[.I5]" office:value-type="float" office:value="2.95652173913043" calcext:value-type="float">
            <text:p>2,95652173913043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Varianza</text:p>
          </table:table-cell>
          <table:table-cell table:style-name="ce14" table:formula="of:=[.I8]/[.I5]" office:value-type="float" office:value="1.6937618147448" calcext:value-type="float">
            <text:p>1,693761814744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ediana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omma.F./2</text:p>
          </table:table-cell>
          <table:table-cell table:formula="of:=[.I5]/2" office:value-type="float" office:value="11.5" calcext:value-type="float">
            <text:p>11,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Centro Produzion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n. dipendenti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style-name="ce5" table:formula="of:=SUM([.B19:.F1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. pezzi prodotti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 table:style-name="ce15" office:value-type="float" office:value="16" calcext:value-type="float">
            <text:p>16</text:p>
          </table:table-cell>
          <table:table-cell table:style-name="ce5" table:formula="of:=SUM([.B20: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SUM([.B19:.B20])" office:value-type="float" office:value="19" calcext:value-type="float">
            <text:p>19</text:p>
          </table:table-cell>
          <table:table-cell table:style-name="ce5" table:formula="of:=SUM([.C19:.C20])" office:value-type="float" office:value="35" calcext:value-type="float">
            <text:p>35</text:p>
          </table:table-cell>
          <table:table-cell table:style-name="ce5" table:formula="of:=SUM([.D19:.D20])" office:value-type="float" office:value="45" calcext:value-type="float">
            <text:p>45</text:p>
          </table:table-cell>
          <table:table-cell table:style-name="ce5" table:formula="of:=SUM([.E19:.E20])" office:value-type="float" office:value="45" calcext:value-type="float">
            <text:p>45</text:p>
          </table:table-cell>
          <table:table-cell table:style-name="ce5" table:formula="of:=SUM([.F19:.F20])" office:value-type="float" office:value="46" calcext:value-type="float">
            <text:p>46</text:p>
          </table:table-cell>
          <table:table-cell table:style-name="ce26" table:formula="of:=SUM([.G19:.G20])"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6" table:number-rows-spanned="1">
            <text:p>Dati attesi</text:p>
          </table:table-cell>
          <table:covered-table-cell table:style-name="ce16"/>
          <table:covered-table-cell table:style-name="ce21"/>
          <table:covered-table-cell table:style-name="ce16"/>
          <table:covered-table-cell table:style-name="ce21"/>
          <table:covered-table-cell table:style-name="ce13"/>
          <table:table-cell table:number-columns-repeated="1018"/>
        </table:table-row>
        <table:table-row table:style-name="ro2">
          <table:table-cell table:style-name="ce7" office:value-type="string" calcext:value-type="string">
            <text:p>Centro Produzione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n. dipendenti</text:p>
          </table:table-cell>
          <table:table-cell table:style-name="ce19" table:formula="of:=[.G19]*[.B21]/[.G21]" office:value-type="float" office:value="10" calcext:value-type="float">
            <text:p>10</text:p>
          </table:table-cell>
          <table:table-cell table:style-name="ce19" table:formula="of:=[.G19]*[.C21]/[.G21]" office:value-type="float" office:value="18.421052631579" calcext:value-type="float">
            <text:p>18,421052631579</text:p>
          </table:table-cell>
          <table:table-cell table:style-name="ce19" table:formula="of:=[.G19]*[.D21]/[.G21]" office:value-type="float" office:value="23.6842105263158" calcext:value-type="float">
            <text:p>23,6842105263158</text:p>
          </table:table-cell>
          <table:table-cell table:style-name="ce19" table:formula="of:=[.G19]*[.E21]/[.G21]" office:value-type="float" office:value="23.6842105263158" calcext:value-type="float">
            <text:p>23,6842105263158</text:p>
          </table:table-cell>
          <table:table-cell table:style-name="ce14" table:formula="of:=[.G19]*[.F21]/[.G21]" office:value-type="float" office:value="24.2105263157895" calcext:value-type="float">
            <text:p>24,210526315789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. pezzi prodotti</text:p>
          </table:table-cell>
          <table:table-cell table:style-name="ce17" table:formula="of:=[.G20]*[.B21]/[.G21]" office:value-type="float" office:value="9" calcext:value-type="float">
            <text:p>9</text:p>
          </table:table-cell>
          <table:table-cell table:style-name="ce17" table:formula="of:=[.G20]*[.C21]/[.G21]" office:value-type="float" office:value="16.5789473684211" calcext:value-type="float">
            <text:p>16,5789473684211</text:p>
          </table:table-cell>
          <table:table-cell table:style-name="ce17" table:formula="of:=[.G20]*[.D21]/[.G21]" office:value-type="float" office:value="21.3157894736842" calcext:value-type="float">
            <text:p>21,3157894736842</text:p>
          </table:table-cell>
          <table:table-cell table:style-name="ce17" table:formula="of:=[.G20]*[.E21]/[.G21]" office:value-type="float" office:value="21.3157894736842" calcext:value-type="float">
            <text:p>21,3157894736842</text:p>
          </table:table-cell>
          <table:table-cell table:style-name="ce15" table:formula="of:=[.G20]*[.F21]/[.G21]" office:value-type="float" office:value="21.7894736842105" calcext:value-type="float">
            <text:p>21,789473684210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Test.CHI</text:p>
          </table:table-cell>
          <table:table-cell table:style-name="ce20" table:formula="of:=LEGACY.CHITEST([.B19:.F20];[.B25:.F26])" office:value-type="float" office:value="0.2286906189778" calcext:value-type="float">
            <text:p>0,2286906189778</text:p>
          </table:table-cell>
          <table:table-cell table:style-name="ce20" office:value-type="string" calcext:value-type="string">
            <text:p>&gt;</text:p>
          </table:table-cell>
          <table:table-cell table:style-name="ce22" office:value-type="float" office:value="0.05" calcext:value-type="float">
            <text:p>0,05</text:p>
          </table:table-cell>
          <table:table-cell table:style-name="Default"/>
          <table:table-cell table:style-name="ce25" office:value-type="string" calcext:value-type="string" table:number-columns-spanned="10" table:number-rows-spanned="1">
            <text:p>Possiamo asserire con un livello di significatività 0,05 che tutti i centri di produzione presentano la medesima produttività.</text:p>
          </table:table-cell>
          <table:covered-table-cell table:number-columns-repeated="9"/>
          <table:table-cell table:number-columns-repeated="1009"/>
        </table:table-row>
        <table:table-row table:style-name="ro2">
          <table:table-cell table:number-columns-repeated="5"/>
          <table:table-cell table:style-name="Default" table:number-columns-repeated="10"/>
          <table:table-cell table:number-columns-repeated="100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4:35:41.712627899</meta:creation-date>
    <dc:date>2021-02-15T14:58:04.764232246</dc:date>
    <meta:editing-duration>PT21M58S</meta:editing-duration>
    <meta:editing-cycles>53</meta:editing-cycles>
    <meta:generator>LibreOffice/7.1.0.3$Linux_X86_64 LibreOffice_project/10$Build-3</meta:generator>
    <meta:document-statistic meta:table-count="1" meta:cell-count="106" meta:object-count="0"/>
  </office:meta>
</office:document-meta>
</file>